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a638c" officeooo:paragraph-rsid="001a638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je eu irei contar a rotina do meu cachorro que se chama Toninho.</text:p>
      <text:p text:style-name="P1"/>
      <text:p text:style-name="P1">O Toninho acordou as 6hr e logo me acordou com seu latido pois um gato tinha entrado pela sacada de casa, eu só vi o- gato correndo e Toninho atrás depois de um tempo veio um silencio e os dois desapareceram, ate que eu achei o Toninho comendo o gato em pedaç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6:03:08.429427976</meta:creation-date>
    <dc:date>2025-08-14T16:11:14.530818946</dc:date>
    <meta:editing-duration>PT8M6S</meta:editing-duration>
    <meta:editing-cycles>1</meta:editing-cycles>
    <meta:document-statistic meta:table-count="0" meta:image-count="0" meta:object-count="0" meta:page-count="1" meta:paragraph-count="2" meta:word-count="65" meta:character-count="328" meta:non-whitespace-character-count="265"/>
    <meta:generator>LibreOffice/24.2.7.2$Linux_X86_64 LibreOffice_project/420$Build-2</meta:generator>
  </office:meta>
</office:document-meta>
</file>